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Times New Roman1" svg:font-family="'Times New Roman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">
      <style:table-properties style:width="6.925in" style:page-number="auto" fo:break-before="auto" fo:break-after="auto" table:align="margins" style:shadow="none" fo:keep-with-next="auto" style:may-break-between-rows="true" table:border-model="collapsing"/>
    </style:style>
    <style:style style:name="Table1.A" style:family="table-column">
      <style:table-column-properties style:column-width="2.3083in" style:rel-column-width="21845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382in" fo:border-left="0.5pt solid #000000" fo:border-right="none" fo:border-top="0.5pt solid #000000" fo:border-bottom="none" style:writing-mode="page">
        <style:background-image/>
      </style:table-cell-properties>
    </style:style>
    <style:style style:name="Table1.C1" style:family="table-cell">
      <style:table-cell-properties fo:background-color="transparent" fo:padding="0.0382in" fo:border-left="0.5pt solid #000000" fo:border-right="0.5pt solid #000000" fo:border-top="0.5pt solid #000000" fo:border-bottom="none" style:writing-mode="page">
        <style:background-image/>
      </style:table-cell-properties>
    </style:style>
    <style:style style:name="Table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" style:family="table" style:master-page-name="">
      <style:table-properties style:width="6.925in" style:page-number="auto" fo:break-before="auto" fo:break-after="auto" table:align="margins" style:shadow="none" fo:keep-with-next="auto" style:may-break-between-rows="true" table:border-model="collapsing"/>
    </style:style>
    <style:style style:name="Table2.A" style:family="table-column">
      <style:table-column-properties style:column-width="2.3083in" style:rel-column-width="21845*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C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2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C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style:font-name="Times New Roman" officeooo:rsid="0005dfc4" officeooo:paragraph-rsid="0005dfc4"/>
    </style:style>
    <style:style style:name="P2" style:family="paragraph" style:parent-style-name="Standard" style:list-style-name="L1">
      <style:text-properties style:font-name="Times New Roman" officeooo:rsid="00061318" officeooo:paragraph-rsid="00061318"/>
    </style:style>
    <style:style style:name="P3" style:family="paragraph" style:parent-style-name="Standard">
      <style:text-properties style:font-name="Times New Roman" officeooo:rsid="00061318" officeooo:paragraph-rsid="00061318"/>
    </style:style>
    <style:style style:name="P4" style:family="paragraph" style:parent-style-name="Standard">
      <style:text-properties style:font-name="Times New Roman" officeooo:rsid="00061318" officeooo:paragraph-rsid="0007e014"/>
    </style:style>
    <style:style style:name="P5" style:family="paragraph" style:parent-style-name="Standard" style:list-style-name="L1">
      <style:text-properties style:font-name="Times New Roman" officeooo:rsid="0007e014" officeooo:paragraph-rsid="0007e014"/>
    </style:style>
    <style:style style:name="P6" style:family="paragraph" style:parent-style-name="Standard" style:list-style-name="L1">
      <style:text-properties style:font-name="Times New Roman" officeooo:rsid="00095df3" officeooo:paragraph-rsid="00095df3"/>
    </style:style>
    <style:style style:name="P7" style:family="paragraph" style:parent-style-name="Standard">
      <style:text-properties style:font-name="Times New Roman" officeooo:rsid="00095df3" officeooo:paragraph-rsid="00095df3"/>
    </style:style>
    <style:style style:name="P8" style:family="paragraph" style:parent-style-name="Standard">
      <style:text-properties style:font-name="Times New Roman" officeooo:rsid="00095df3" officeooo:paragraph-rsid="000a8b13"/>
    </style:style>
    <style:style style:name="P9" style:family="paragraph" style:parent-style-name="Standard">
      <style:text-properties officeooo:paragraph-rsid="00095df3"/>
    </style:style>
    <style:style style:name="P1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7e014" officeooo:paragraph-rsid="0007e01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7e014" officeooo:paragraph-rsid="0008702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061318" officeooo:paragraph-rsid="0006131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061318" officeooo:paragraph-rsid="0007e01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07e014" officeooo:paragraph-rsid="0007e01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0a8b13" style:font-style-asian="normal" style:font-style-complex="normal"/>
    </style:style>
    <style:style style:name="T4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officeooo:rsid="0006131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officeooo:rsid="000a8b1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officeooo:rsid="000c861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7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officeooo:rsid="000c87c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8" style:family="text">
      <style:text-properties fo:color="#000000" style:text-outline="false" style:text-line-through-style="none" style:text-line-through-type="none" fo:font-size="12pt" fo:font-style="italic" fo:text-shadow="none" style:text-underline-style="none" fo:font-weight="normal" officeooo:rsid="000c861f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T9" style:family="text">
      <style:text-properties fo:font-variant="normal" fo:text-transform="none" fo:color="#222222" fo:letter-spacing="normal"/>
    </style:style>
    <style:style style:name="T10" style:family="text">
      <style:text-properties fo:font-variant="normal" fo:text-transform="none" fo:color="#222222" fo:letter-spacing="normal" officeooo:rsid="0007e014"/>
    </style:style>
    <style:style style:name="T11" style:family="text">
      <style:text-properties fo:font-variant="normal" fo:text-transform="none" fo:color="#222222" fo:letter-spacing="normal" fo:font-style="normal" officeooo:rsid="0008702b" style:font-style-asian="normal" style:font-style-complex="normal"/>
    </style:style>
    <style:style style:name="T12" style:family="text">
      <style:text-properties fo:font-variant="normal" fo:text-transform="none" fo:color="#222222" fo:letter-spacing="normal" fo:font-style="normal" officeooo:rsid="00095df3" style:font-style-asian="normal" style:font-style-complex="normal"/>
    </style:style>
    <style:style style:name="T13" style:family="text">
      <style:text-properties fo:font-variant="normal" fo:text-transform="none" fo:color="#222222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08702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font-variant="normal" fo:text-transform="none" fo:color="#222222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095df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5" style:family="text">
      <style:text-properties fo:font-variant="normal" fo:text-transform="none" fo:color="#222222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095df3" style:font-name-asian="SimSun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T16" style:family="text">
      <style:text-properties fo:font-variant="normal" fo:text-transform="none" fo:color="#222222" style:text-outline="false" style:text-line-through-style="none" style:text-line-through-type="none" style:font-name="Times New Roman1" fo:font-size="12pt" fo:letter-spacing="normal" fo:font-style="normal" fo:text-shadow="none" style:text-underline-style="none" fo:font-weight="normal" officeooo:rsid="00095df3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T17" style:family="text">
      <style:text-properties fo:font-variant="normal" fo:text-transform="none"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08702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8" style:family="text">
      <style:text-properties fo:font-variant="normal" fo:text-transform="none"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095df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9" style:family="text">
      <style:text-properties fo:font-variant="normal" fo:text-transform="none" style:font-name="Times New Roman" fo:letter-spacing="normal" officeooo:rsid="0008702b"/>
    </style:style>
    <style:style style:name="T20" style:family="text">
      <style:text-properties fo:font-variant="normal" fo:text-transform="none" style:font-name="Times New Roman" fo:letter-spacing="normal" officeooo:rsid="00061318"/>
    </style:style>
    <style:style style:name="T21" style:family="text">
      <style:text-properties officeooo:rsid="0007e014"/>
    </style:style>
    <style:style style:name="T22" style:family="text">
      <style:text-properties style:font-name="Times New Roman" fo:font-style="normal" officeooo:rsid="00061318" style:font-style-asian="normal" style:font-style-complex="normal"/>
    </style:style>
    <style:style style:name="T23" style:family="text">
      <style:text-properties style:font-name="Times New Roman" fo:font-style="normal" officeooo:rsid="0008702b" style:font-style-asian="normal" style:font-style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illiam Frank</text:p>
      <text:p text:style-name="P1">2/13/19</text:p>
      <text:p text:style-name="P1">HW4: Game Playing</text:p>
      <text:p text:style-name="P1"/>
      <text:list xml:id="list2325186303" text:style-name="L1">
        <text:list-item>
          <text:p text:style-name="P2">Define preconditions, add, and delete lists for <text:span text:style-name="T1">pick_up(x, y)</text:span><text:span text:style-name="T2"> and </text:span><text:span text:style-name="T1">place(x, y)</text:span></text:p>
          <text:p text:style-name="P2"><text:span text:style-name="T2">Pick_up(x, y):</text:span></text:p>
        </text:list-item>
      </text:list>
      <table:table table:name="Table1" table:style-name="Table1" table:template-name="Default Style">
        <table:table-column table:style-name="Table1.A" table:number-columns-repeated="3"/>
        <table:table-row table:style-name="Table1.1">
          <table:table-cell table:style-name="Table1.A1" office:value-type="string">
            <text:p text:style-name="P12">Preconditions</text:p>
          </table:table-cell>
          <table:table-cell table:style-name="Table1.A1" office:value-type="string">
            <text:p text:style-name="P12">Add</text:p>
          </table:table-cell>
          <table:table-cell table:style-name="Table1.C1" office:value-type="string">
            <text:p text:style-name="P12">Delete</text:p>
          </table:table-cell>
        </table:table-row>
        <table:table-row table:style-name="Table1.1">
          <table:table-cell table:style-name="Table1.A2" office:value-type="string">
            <text:p text:style-name="P12">On(x, y)</text:p>
            <text:p text:style-name="P13">Clear(x)</text:p>
            <text:p text:style-name="P13"><text:span text:style-name="T9">∀</text:span><text:span text:style-name="T10">z,</text:span> ¬Holding(<text:span text:style-name="T21">z</text:span>)</text:p>
          </table:table-cell>
          <table:table-cell table:style-name="Table1.A2" office:value-type="string">
            <text:p text:style-name="P14">Holding(x)</text:p>
          </table:table-cell>
          <table:table-cell table:style-name="Table1.C2" office:value-type="string">
            <text:p text:style-name="P14">On(x, y)</text:p>
            <text:p text:style-name="P14">Clear(x)</text:p>
          </table:table-cell>
        </table:table-row>
      </table:table>
      <text:list xml:id="list115701057397031" text:continue-numbering="true" text:style-name="L1">
        <text:list-header>
          <text:p text:style-name="P2"><text:span text:style-name="T2"/></text:p>
          <text:p text:style-name="P5"><text:span text:style-name="T2">Place(x, y):</text:span></text:p>
        </text:list-header>
      </text:list>
      <table:table table:name="Table2" table:style-name="Table2" table:template-name="Default Style">
        <table:table-column table:style-name="Table2.A" table:number-columns-repeated="3"/>
        <table:table-row table:style-name="Table2.1">
          <table:table-cell table:style-name="Table2.A1" office:value-type="string">
            <text:p text:style-name="P12">Preconditions</text:p>
          </table:table-cell>
          <table:table-cell table:style-name="Table2.A1" office:value-type="string">
            <text:p text:style-name="P12">Add</text:p>
          </table:table-cell>
          <table:table-cell table:style-name="Table2.C1" office:value-type="string">
            <text:p text:style-name="P12">Delete</text:p>
          </table:table-cell>
        </table:table-row>
        <table:table-row>
          <table:table-cell table:style-name="Table2.A2" office:value-type="string">
            <text:p text:style-name="P10">Holding(x)</text:p>
            <text:p text:style-name="P10">Clear(y)</text:p>
            <text:p text:style-name="P11"><text:span text:style-name="T20">¬</text:span><text:span text:style-name="T19">IsTriangle</text:span>(y)</text:p>
          </table:table-cell>
          <table:table-cell table:style-name="Table2.A2" office:value-type="string">
            <text:p text:style-name="P10">On(x, y)</text:p>
            <text:p text:style-name="P10">Clear(x)</text:p>
          </table:table-cell>
          <table:table-cell table:style-name="Table2.C2" office:value-type="string">
            <text:p text:style-name="P10">Holding(x)</text:p>
          </table:table-cell>
        </table:table-row>
      </table:table>
      <text:p text:style-name="P4"><text:span text:style-name="T2"/></text:p>
      <text:list xml:id="list115701696045609" text:continue-numbering="true" text:style-name="L1">
        <text:list-item>
          <text:p text:style-name="P2"><text:span text:style-name="T2">How would you express a goal that there are two towers, each of height 3 blocks, with pyramids on top of each tower?</text:span></text:p>
        </text:list-item>
      </text:list>
      <text:p text:style-name="P3"><text:span text:style-name="T2"/></text:p>
      <text:p text:style-name="P9"><text:span text:style-name="T22"><text:tab/></text:span><text:span text:style-name="T23">Goal: </text:span><text:span text:style-name="T11">∃</text:span><text:span text:style-name="T12">(</text:span><text:span text:style-name="T11">a, b, c, d, e, f</text:span><text:span text:style-name="T12">),</text:span><text:span text:style-name="T11"> (On(a, Table)∧On(b, a)∧On(c, b)∧</text:span><text:span text:style-name="T17">IsTriangle(c))</text:span><text:span text:style-name="T13">∧(On(</text:span><text:span text:style-name="T14">d</text:span><text:span text:style-name="T13">, Table)∧</text:span></text:p>
      <text:p text:style-name="P9"><text:span text:style-name="T13"><text:tab/>On(</text:span><text:span text:style-name="T14">e</text:span><text:span text:style-name="T13">, </text:span><text:span text:style-name="T14">d</text:span><text:span text:style-name="T13">)∧On(</text:span><text:span text:style-name="T14">f</text:span><text:span text:style-name="T13">, </text:span><text:span text:style-name="T14">e</text:span><text:span text:style-name="T13">)∧</text:span><text:span text:style-name="T17">IsTriangle(</text:span><text:span text:style-name="T18">d</text:span><text:span text:style-name="T17">))</text:span><text:span text:style-name="T13">∧</text:span><text:span text:style-name="T14">(a </text:span><text:span text:style-name="T16">≠</text:span><text:span text:style-name="T15"> d)</text:span></text:p>
      <text:p text:style-name="P3"><text:span text:style-name="T2"/></text:p>
      <text:list xml:id="list115701110945327" text:continue-numbering="true" text:style-name="L1">
        <text:list-item>
          <text:p text:style-name="P6"><text:span text:style-name="T2">What planning accommodations must be made for the plank object?</text:span></text:p>
        </text:list-item>
      </text:list>
      <text:p text:style-name="P7"><text:span text:style-name="T2"/></text:p>
      <text:p text:style-name="P8"><text:span text:style-name="T2"><text:tab/>The plank would need its own place method, </text:span><text:span text:style-name="T1">place(x, y, z)</text:span><text:span text:style-name="T2">, which takes two non-triangle blocks to support the plank. If both blocks are of equal height or are both Table then the plank can be placed. </text:span><text:span text:style-name="T3">Placing the plank on blocks would result in </text:span><text:span text:style-name="T4">¬</text:span><text:span text:style-name="T5">Clear(y) and </text:span><text:span text:style-name="T4">¬</text:span><text:span text:style-name="T5">Clear(z). </text:span><text:span text:style-name="T6">If blocks cannot be placed on the plank then </text:span><text:span text:style-name="T8">place(x, y)</text:span><text:span text:style-name="T6"> would need to check that y is both not a plank and not a triangle. </text:span><text:span text:style-name="T7">If blocks can be placed on the plank, then On(Plank, z) could be true for some number of z’s greater than 1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Times New Roman1" svg:font-family="'Times New Roman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6T19:43:57.510000000</meta:creation-date>
    <dc:date>2019-02-11T11:57:00.255000000</dc:date>
    <meta:editing-duration>PT11M40S</meta:editing-duration>
    <meta:editing-cycles>4</meta:editing-cycles>
    <meta:generator>LibreOffice/6.0.1.1$Windows_X86_64 LibreOffice_project/60bfb1526849283ce2491346ed2aa51c465abfe6</meta:generator>
    <meta:document-statistic meta:table-count="2" meta:image-count="0" meta:object-count="0" meta:page-count="1" meta:paragraph-count="29" meta:word-count="193" meta:character-count="1116" meta:non-whitespace-character-count="952"/>
  </office:meta>
</office:document-meta>
</file>